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1" table:default-cell-style-name="Default"/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</table:table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9" calcext:value-type="float">
            <text:p>0.5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51" calcext:value-type="float">
            <text:p>0.51</text:p>
          </table:table-cell>
          <table:table-cell office:value-type="float" office:value="0.11" calcext:value-type="float">
            <text:p>0.11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table:number-columns-repeated="2"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3"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64" calcext:value-type="float">
            <text:p>0.64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35" calcext:value-type="float">
            <text:p>0.35</text:p>
          </table:table-cell>
          <table:table-cell office:value-type="float" office:value="1.21" calcext:value-type="float">
            <text:p>1.2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07" calcext:value-type="float">
            <text:p>0.07</text:p>
          </table:table-cell>
          <table:table-cell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14" calcext:value-type="float">
            <text:p>0.14</text:p>
          </table:table-cell>
          <table:table-cell office:value-type="float" office:value="1.38" calcext:value-type="float">
            <text:p>1.38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  <table:table-cell office:value-type="float" office:value="0.68" calcext:value-type="float">
            <text:p>0.68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6" calcext:value-type="float">
            <text:p>0.06</text:p>
          </table:table-cell>
          <table:table-cell office:value-type="float" office:value="0.4" calcext:value-type="float">
            <text:p>0.4</text:p>
          </table:table-cell>
          <table:table-cell office:value-type="float" office:value="0.51" calcext:value-type="float">
            <text:p>0.51</text:p>
          </table:table-cell>
          <table:table-cell office:value-type="float" office:value="0.15" calcext:value-type="float">
            <text:p>0.1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78" calcext:value-type="float">
            <text:p>0.78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.39" calcext:value-type="float">
            <text:p>0.39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65" calcext:value-type="float">
            <text:p>0.65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  <table:table-cell office:value-type="float" office:value="0.71" calcext:value-type="float">
            <text:p>0.71</text:p>
          </table:table-cell>
          <table:table-cell office:value-type="float" office:value="0.11" calcext:value-type="float">
            <text:p>0.11</text:p>
          </table:table-cell>
          <table:table-cell office:value-type="float" office:value="0.47" calcext:value-type="float">
            <text:p>0.4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4" calcext:value-type="float">
            <text:p>0.04</text:p>
          </table:table-cell>
          <table:table-cell office:value-type="float" office:value="0.43" calcext:value-type="float">
            <text:p>0.43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12" calcext:value-type="float">
            <text:p>1.1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34" calcext:value-type="float">
            <text:p>0.34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34" calcext:value-type="float">
            <text:p>0.34</text:p>
          </table:table-cell>
          <table:table-cell office:value-type="float" office:value="0.21" calcext:value-type="float">
            <text:p>0.21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87" calcext:value-type="float">
            <text:p>0.87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51" calcext:value-type="float">
            <text:p>0.51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0.63" calcext:value-type="float">
            <text:p>0.6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78" calcext:value-type="float">
            <text:p>0.78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35" calcext:value-type="float">
            <text:p>1.3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0.64" calcext:value-type="float">
            <text:p>0.64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68" calcext:value-type="float">
            <text:p>0.68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81" calcext:value-type="float">
            <text:p>0.81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39" calcext:value-type="float">
            <text:p>0.3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.36" calcext:value-type="float">
            <text:p>0.36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number-columns-repeated="2" office:value-type="float" office:value="0.07" calcext:value-type="float">
            <text:p>0.07</text:p>
          </table:table-cell>
          <table:table-cell office:value-type="float" office:value="0.68" calcext:value-type="float">
            <text:p>0.68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44" calcext:value-type="float">
            <text:p>0.44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77" calcext:value-type="float">
            <text:p>0.77</text:p>
          </table:table-cell>
          <table:table-cell office:value-type="float" office:value="0.06" calcext:value-type="float">
            <text:p>0.06</text:p>
          </table:table-cell>
          <table:table-cell office:value-type="float" office:value="0.34" calcext:value-type="float">
            <text:p>0.3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72" calcext:value-type="float">
            <text:p>0.72</text:p>
          </table:table-cell>
          <table:table-cell office:value-type="float" office:value="0.31" calcext:value-type="float">
            <text:p>0.3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4" calcext:value-type="float">
            <text:p>0.24</text:p>
          </table:table-cell>
          <table:table-cell office:value-type="float" office:value="0.07" calcext:value-type="float">
            <text:p>0.07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42" calcext:value-type="float">
            <text:p>0.4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0.82" calcext:value-type="float">
            <text:p>0.82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71" calcext:value-type="float">
            <text:p>0.71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71" calcext:value-type="float">
            <text:p>0.71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.72" calcext:value-type="float">
            <text:p>0.72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number-columns-repeated="3"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office:value-type="float" office:value="0.51" calcext:value-type="float">
            <text:p>0.51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0.59" calcext:value-type="float">
            <text:p>0.59</text:p>
          </table:table-cell>
          <table:table-cell office:value-type="float" office:value="0.03" calcext:value-type="float">
            <text:p>0.03</text:p>
          </table:table-cell>
          <table:table-cell office:value-type="float" office:value="0.71" calcext:value-type="float">
            <text:p>0.7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51" calcext:value-type="float">
            <text:p>0.51</text:p>
          </table:table-cell>
          <table:table-cell office:value-type="float" office:value="0.03" calcext:value-type="float">
            <text:p>0.03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13" calcext:value-type="float">
            <text:p>0.1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71" calcext:value-type="float">
            <text:p>0.71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43" calcext:value-type="float">
            <text:p>0.4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table:number-columns-repeated="2"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29" calcext:value-type="float">
            <text:p>0.29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.44" calcext:value-type="float">
            <text:p>0.4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53" calcext:value-type="float">
            <text:p>0.53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9:26:02.834076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viland Wright</meta:initial-creator>
    <meta:creation-date>2015-09-16T19:06:37.405507922</meta:creation-date>
    <dc:date>2015-09-16T19:28:49.856167582</dc:date>
    <dc:creator>Haviland Wright</dc:creator>
    <meta:editing-duration>PT3M55S</meta:editing-duration>
    <meta:editing-cycles>2</meta:editing-cycles>
    <meta:generator>LibreOffice/4.4.2.2$Linux_X86_64 LibreOffice_project/40m0$Build-2</meta:generator>
    <meta:document-statistic meta:table-count="2" meta:cell-count="1598" meta:object-count="0"/>
  </office:meta>
</office:document-meta>
</file>